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I2:'Most frequent'.I2 'Most frequent'.I5:'Most frequent'.I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3T15:47:41.503200492</dc:date>
    <meta:editing-duration>P4DT22H41M46S</meta:editing-duration>
    <meta:editing-cycles>31</meta:editing-cycles>
    <meta:generator>LibreOffice/6.4.3.2$MacOSX_X86_64 LibreOffice_project/747b5d0ebf89f41c860ec2a39efd7cb15b54f2d8</meta:generator>
    <meta:document-statistic meta:table-count="10" meta:cell-count="5259" meta:object-count="9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1.042cm" svg:y="3.947cm" style:legend-expansion="high" chart:style-name="ch3"/>
        <chart:plot-area chart:style-name="ch4" table:cell-range-address="'Most frequent'.B5:'Most frequent'.B25 'Most frequent'.I2:'Most frequent'.I2 'Most frequent'.I5:'Most frequent'.I25" chart:data-source-has-labels="row" svg:x="1.755cm" svg:y="1.285cm" svg:width="28.551cm" svg:height="6.553cm">
          <chartooo:coordinate-region svg:x="2.952cm" svg:y="1.488cm" svg:width="27.07cm" svg:height="5.695cm"/>
          <chart:axis chart:dimension="x" chart:name="primary-x" chart:style-name="ch5">
            <chart:title svg:x="14.635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